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0517fa" officeooo:paragraph-rsid="000517fa"/>
    </style:style>
    <style:style style:name="P2" style:family="paragraph" style:parent-style-name="Standard">
      <style:paragraph-properties fo:text-align="start" style:justify-single-word="false"/>
      <style:text-properties style:font-name="Khmer OS" fo:font-size="16pt" fo:font-weight="normal" officeooo:rsid="000517fa" officeooo:paragraph-rsid="000517f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Khmer OS" fo:font-size="16pt" fo:font-weight="normal" officeooo:rsid="0005cadb" officeooo:paragraph-rsid="0005cadb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Khmer OS" fo:font-size="18pt" fo:font-weight="bold" officeooo:rsid="000517fa" officeooo:paragraph-rsid="000517f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Khmer OS" fo:font-size="18pt" fo:font-weight="bold" officeooo:rsid="000517fa" officeooo:paragraph-rsid="000517f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Khmer OS" fo:font-size="18pt" fo:font-weight="bold" officeooo:rsid="0005cadb" officeooo:paragraph-rsid="0005cad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0517fa"/>
    </style:style>
    <style:style style:name="P8" style:family="paragraph" style:parent-style-name="Standard">
      <style:paragraph-properties fo:text-align="start" style:justify-single-word="false"/>
      <style:text-properties officeooo:paragraph-rsid="0005cadb"/>
    </style:style>
    <style:style style:name="T1" style:family="text">
      <style:text-properties style:font-name="Khmer OS" fo:font-size="16pt" fo:font-weight="normal" officeooo:rsid="000517fa" style:font-weight-asian="normal" style:font-weight-complex="normal"/>
    </style:style>
    <style:style style:name="T2" style:family="text">
      <style:text-properties style:font-name="Khmer OS" fo:font-size="16pt" fo:font-weight="normal" officeooo:rsid="0005cadb" style:font-weight-asian="normal" style:font-weight-complex="normal"/>
    </style:style>
    <style:style style:name="T3" style:family="text">
      <style:text-properties officeooo:rsid="0005ca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/text:p>
      <text:p text:style-name="P1">Class: M3</text:p>
      <text:p text:style-name="P1"/>
      <text:p text:style-name="P4">Preposition</text:p>
      <text:p text:style-name="P5">14.1 </text:p>
      <text:p text:style-name="P2">1. about</text:p>
      <text:p text:style-name="P2">2. at</text:p>
      <text:p text:style-name="P2">3 for</text:p>
      <text:p text:style-name="P2">4. for</text:p>
      <text:p text:style-name="P2">5 to</text:p>
      <text:p text:style-name="P2">6. about</text:p>
      <text:p text:style-name="P2">7. for</text:p>
      <text:p text:style-name="P2">8 to</text:p>
      <text:p text:style-name="P2">9. at</text:p>
      <text:p text:style-name="P2">10. in</text:p>
      <text:p text:style-name="P2">11. on</text:p>
      <text:p text:style-name="P2">12 of</text:p>
      <text:p text:style-name="P2"/>
      <text:p text:style-name="P5">14.2</text:p>
      <text:p text:style-name="P2">1. c</text:p>
      <text:p text:style-name="P2">2. j</text:p>
      <text:p text:style-name="P7"><text:span text:style-name="T1">3. a</text:span></text:p>
      <text:p text:style-name="P7"><text:soft-page-break/><text:span text:style-name="T1">4. l</text:span></text:p>
      <text:p text:style-name="P2">5. h</text:p>
      <text:p text:style-name="P2">6. b</text:p>
      <text:p text:style-name="P2">7. d</text:p>
      <text:p text:style-name="P2">8. k</text:p>
      <text:p text:style-name="P2">9. g</text:p>
      <text:p text:style-name="P2">10. I</text:p>
      <text:p text:style-name="P2">11. e</text:p>
      <text:p text:style-name="P2">12. f</text:p>
      <text:p text:style-name="P2"/>
      <text:p text:style-name="P5">14.3</text:p>
      <text:p text:style-name="P2">1. to the restaurant manager.</text:p>
      <text:p text:style-name="P2">2. to my brother.</text:p>
      <text:p text:style-name="P2">3. for <text:span text:style-name="T3">a job in a charity org.</text:span></text:p>
      <text:p text:style-name="P2">4. <text:span text:style-name="T3">at programming</text:span></text:p>
      <text:p text:style-name="P8"><text:span text:style-name="T2">5. from the heat</text:span></text:p>
      <text:p text:style-name="P8"><text:span text:style-name="T2">6. in learning languages</text:span></text:p>
      <text:p text:style-name="P3">7. on programming</text:p>
      <text:p text:style-name="P3">8. of death.</text:p>
      <text:p text:style-name="P3">9. from Japanese people</text:p>
      <text:p text:style-name="P3">10. Siem Reap, of the giant tample.</text:p>
      <text:p text:style-name="P3"/>
      <text:p text:style-name="P6"><text:soft-page-break/>14.4</text:p>
      <text:p text:style-name="P3">1. font(adj): of</text:p>
      <text:p text:style-name="P3">2. concentrate(v): on</text:p>
      <text:p text:style-name="P3">3. responsible(adj): for</text:p>
      <text:p text:style-name="P3">4. rely(v): a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05T08:06:33.485703069</dc:date>
    <meta:editing-duration>PT8M20S</meta:editing-duration>
    <meta:editing-cycles>3</meta:editing-cycles>
    <meta:document-statistic meta:table-count="0" meta:image-count="0" meta:object-count="0" meta:page-count="3" meta:paragraph-count="45" meta:word-count="115" meta:character-count="468" meta:non-whitespace-character-count="397"/>
  </office:meta>
</office:document-meta>
</file>